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24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928" calcext:value-type="float">
            <text:p>185.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24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83656" calcext:value-type="float">
            <text:p>185.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24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756" calcext:value-type="float">
            <text:p>185.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24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56808" calcext:value-type="float">
            <text:p>186.5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24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4504" calcext:value-type="float">
            <text:p>200.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23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17184" calcext:value-type="float">
            <text:p>186.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23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3176" calcext:value-type="float">
            <text:p>185.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23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98896" calcext:value-type="float">
            <text:p>185.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23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8792" calcext:value-type="float">
            <text:p>185.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23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99224" calcext:value-type="float">
            <text:p>196.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22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26328" calcext:value-type="float">
            <text:p>186.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22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68" calcext:value-type="float">
            <text:p>199.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2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808" calcext:value-type="float">
            <text:p>151.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21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1464" calcext:value-type="float">
            <text:p>185.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2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3176" calcext:value-type="float">
            <text:p>185.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21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17184" calcext:value-type="float">
            <text:p>186.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2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04992" calcext:value-type="float">
            <text:p>186.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1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35472" calcext:value-type="float">
            <text:p>186.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16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14136" calcext:value-type="float">
            <text:p>186.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15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20232" calcext:value-type="float">
            <text:p>186.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14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3852" calcext:value-type="float">
            <text:p>186.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13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3852" calcext:value-type="float">
            <text:p>186.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12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32424" calcext:value-type="float">
            <text:p>186.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1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32424" calcext:value-type="float">
            <text:p>186.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10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62904" calcext:value-type="float">
            <text:p>186.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0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35472" calcext:value-type="float">
            <text:p>186.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07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0804" calcext:value-type="float">
            <text:p>186.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0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14136" calcext:value-type="float">
            <text:p>186.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05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17184" calcext:value-type="float">
            <text:p>186.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05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11088" calcext:value-type="float">
            <text:p>186.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03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32424" calcext:value-type="float">
            <text:p>186.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02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260232" calcext:value-type="float">
            <text:p>186.26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0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20232" calcext:value-type="float">
            <text:p>186.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2000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26328" calcext:value-type="float">
            <text:p>186.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199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32424" calcext:value-type="float">
            <text:p>186.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1998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35472" calcext:value-type="float">
            <text:p>186.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1997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65952" calcext:value-type="float">
            <text:p>186.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199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50712" calcext:value-type="float">
            <text:p>186.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1994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59856" calcext:value-type="float">
            <text:p>186.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199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65952" calcext:value-type="float">
            <text:p>186.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1992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62904" calcext:value-type="float">
            <text:p>186.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1992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90336" calcext:value-type="float">
            <text:p>186.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1990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90336" calcext:value-type="float">
            <text:p>186.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540112315501</text:p>
          </table:table-cell>
          <table:table-cell office:value-type="string" calcext:value-type="string">
            <text:p>199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63488" calcext:value-type="float">
            <text:p>187.6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